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99ff99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cm"/>
    </style:style>
    <style:style style:name="gr4" style:family="graphic" style:parent-style-name="standard">
      <style:graphic-properties svg:stroke-color="#666666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objectwithoutfill">
      <style:graphic-properties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185cm"/>
    </style:style>
    <style:style style:name="gr10" style:family="graphic" style:parent-style-name="objectwithoutfill">
      <style:graphic-properties draw:stroke="dash" draw:stroke-dash="Ultrafine_20_Dashed"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Ultrafine_20_Dashed" svg:stroke-width="0.1cm" svg:stroke-color="#6666ff" draw:marker-start-width="0.5cm" draw:marker-end="Symmetric_20_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2cm" svg:stroke-color="#666666" draw:marker-start-width="0.26cm" draw:marker-end="Symmetric_20_Arrow" draw:marker-end-width="0.26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fo:min-height="0.15cm"/>
    </style:style>
    <style:style style:name="gr14" style:family="graphic" style:parent-style-name="standard">
      <style:graphic-properties svg:stroke-width="0.02cm" svg:stroke-color="#729fcf" draw:marker-start-width="0.26cm" draw:marker-end="Symmetric_20_Arrow" draw:marker-end-width="0.36cm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color="#666666" draw:fill-color="#ffcc99" draw:opacity="30%" draw:textarea-horizontal-align="justify" draw:textarea-vertical-align="middle" draw:auto-grow-height="false" draw:shadow-opacity="30%"/>
    </style:style>
    <style:style style:name="gr16" style:family="graphic" style:parent-style-name="objectwithoutfill">
      <style:graphic-properties svg:stroke-width="0.02cm" svg:stroke-color="#666666" draw:marker-start-width="0.26cm" draw:marker-end="Symmetric_20_Arrow" draw:marker-end-width="0.36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66666" draw:marker-start-width="0.26cm" draw:marker-end="" draw:marker-end-width="0.36cm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666666" draw:marker-start-width="0.26cm" draw:marker-end="Symmetric_20_Arrow" draw:marker-end-width="0.36cm" draw:textarea-vertical-align="middle" fo:padding-top="0.135cm" fo:padding-bottom="0.135cm" fo:padding-left="0.26cm" fo:padding-right="0.2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LM Roman 10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b2b2b2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M Roman 10"/>
    </style:style>
    <style:style style:name="T3" style:family="text">
      <style:text-properties style:font-name="LM Roman 10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b2b2b2" fo:font-size="10pt" style:font-size-asian="10pt" style:font-size-complex="10pt"/>
    </style:style>
    <style:style style:name="T11" style:family="text">
      <style:text-properties fo:color="#b2b2b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8cm" svg:height="9.5cm" svg:x="3.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0.4cm" svg:y="3.4cm">
          <text:p text:style-name="P1"><text:span text:style-name="T1">ant_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1.135cm" svg:height="1.661cm" svg:x="3.4cm" svg:y="0.1cm">
          <draw:text-box>
            <text:p text:style-name="P1"><text:span text:style-name="T2">AT/AGV Integration Diagram within the Gazebo Simulated Environment</text:span></text:p>
            <text:p text:style-name="P1"><text:span text:style-name="T3">acorominas@iri.upc.edu , jennifer.david@hh.se</text:span></text:p>
          </draw:text-box>
        </draw:frame>
        <draw:custom-shape draw:style-name="gr4" draw:text-style-name="P2" draw:layer="layout" svg:width="2.4cm" svg:height="8cm" svg:x="6cm" svg:y="2.9cm">
          <text:p text:style-name="P1"><text:span text:style-name="T1">GAZEBO</text:span></text:p>
          <text:p text:style-name="P1"><text:span text:style-name="T1"/></text:p>
          <text:p text:style-name="P1"><text:span text:style-name="T1">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1cm" svg:height="1.3cm" svg:x="3.4cm" svg:y="5.3cm">
          <text:p text:style-name="P1"><text:span text:style-name="T1">ant_gazebo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3cm" svg:height="0.573cm" svg:x="0.3cm" svg:y="1.8cm">
          <draw:text-box>
            <text:p><text:span text:style-name="T4">* At package names (grey boxes), please replace ant_ by at_ or agv_ accordingly</text:span></text:p>
          </draw:text-box>
        </draw:frame>
        <draw:custom-shape draw:style-name="gr4" draw:text-style-name="P2" draw:layer="layout" svg:width="1.8cm" svg:height="1cm" svg:x="9.3cm" svg:y="2.8cm">
          <text:p text:style-name="P1"><text:span text:style-name="T1">ant_p3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8cm" svg:height="1cm" svg:x="9.3cm" svg:y="4.4cm">
          <text:p text:style-name="P1"><text:span text:style-name="T1">ant_lida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cm" svg:x="9.3cm" svg:y="7.2cm">
          <text:p text:style-name="P1"><text:span text:style-name="T1">ant_p3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1cm" svg:x="9.3cm" svg:y="9.4cm">
          <text:p text:style-name="P1"><text:span text:style-name="T1">ant_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cm" svg:height="1.3cm" svg:x="11.7cm" svg:y="6.9cm">
          <text:p text:style-name="P1"><text:span text:style-name="T1">ant_odom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3cm" svg:x="11.7cm" svg:y="8.9cm">
          <text:p text:style-name="P1"><text:span text:style-name="T1">ant_drive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1cm" svg:x="17.5cm" svg:y="5.5cm">
          <text:p text:style-name="P1"><text:span text:style-name="T1">local_mapp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4cm" svg:height="1.3cm" svg:x="17.5cm" svg:y="8.2cm">
          <text:p text:style-name="P1"><text:span text:style-name="T1">path_adapto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4cm" svg:height="1.1cm" svg:x="14.3cm" svg:y="10.6cm">
          <text:p text:style-name="P1"><text:span text:style-name="T5">ant_tele_op_s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cm" svg:height="1.201cm" svg:x="23cm" svg:y="3.099cm">
          <text:p text:style-name="P1"><text:span text:style-name="T1">SL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cm" svg:height="1.1cm" svg:x="20.3cm" svg:y="4.35cm">
          <text:p text:style-name="P1"><text:span text:style-name="T1">obj_trac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1cm" svg:height="1.3cm" svg:x="22.6cm" svg:y="8.2cm">
          <text:p text:style-name="P1"><text:span text:style-name="T1">path_plann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5cm" svg:y1="12.4cm" svg:x2="3cm" svg:y2="12.4cm">
          <text:p/>
        </draw:line>
        <draw:frame draw:style-name="gr7" draw:text-style-name="P2" draw:layer="layout" svg:width="2.2cm" svg:height="1.047cm" svg:x="0.7cm" svg:y="12.4cm">
          <draw:text-box>
            <text:p text:style-name="P1"><text:span text:style-name="T1">Robot</text:span></text:p>
            <text:p text:style-name="P1"><text:span text:style-name="T1">description</text:span></text:p>
          </draw:text-box>
        </draw:frame>
        <draw:line draw:style-name="gr6" draw:text-style-name="P1" draw:layer="layout" svg:x1="3cm" svg:y1="12.4cm" svg:x2="11.8cm" svg:y2="12.4cm">
          <text:p/>
        </draw:line>
        <draw:frame draw:style-name="gr7" draw:text-style-name="P2" draw:layer="layout" svg:width="8.2cm" svg:height="0.65cm" svg:x="3.2cm" svg:y="12.501cm">
          <draw:text-box>
            <text:p text:style-name="P1"><text:span text:style-name="T1">Gazebo description + simulator + plugins</text:span></text:p>
          </draw:text-box>
        </draw:frame>
        <draw:line draw:style-name="gr6" draw:text-style-name="P1" draw:layer="layout" svg:x1="11.8cm" svg:y1="12.4cm" svg:x2="17.2cm" svg:y2="12.4cm">
          <text:p/>
        </draw:line>
        <draw:frame draw:style-name="gr7" draw:text-style-name="P2" draw:layer="layout" svg:width="2.2cm" svg:height="1.047cm" svg:x="13.2cm" svg:y="12.401cm">
          <draw:text-box>
            <text:p text:style-name="P1"><text:span text:style-name="T1">Simulation </text:span></text:p>
            <text:p text:style-name="P1"><text:span text:style-name="T1">Interfaces</text:span></text:p>
          </draw:text-box>
        </draw:frame>
        <draw:frame draw:style-name="gr7" draw:text-style-name="P2" draw:layer="layout" svg:width="4.2cm" svg:height="0.65cm" svg:x="12.9cm" svg:y="2.35cm">
          <draw:text-box>
            <text:p text:style-name="P1"><text:span text:style-name="T1">Simulated environment</text:span></text:p>
          </draw:text-box>
        </draw:frame>
        <draw:custom-shape draw:style-name="gr2" draw:text-style-name="P2" xml:id="id11" draw:id="id11" draw:layer="layout" svg:width="2.2cm" svg:height="1.3cm" svg:x="25.4cm" svg:y="8.2cm">
          <text:p text:style-name="P1"><text:span text:style-name="T1">task_planner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8cm" svg:height="0.65cm" svg:x="20.6cm" svg:y="12.55cm">
          <draw:text-box>
            <text:p text:style-name="P1"><text:span text:style-name="T1">HH + IRI packages</text:span></text:p>
          </draw:text-box>
        </draw:frame>
        <draw:line draw:style-name="gr6" draw:text-style-name="P1" draw:layer="layout" svg:x1="17.2cm" svg:y1="12.4cm" svg:x2="27.8cm" svg:y2="12.4cm">
          <text:p/>
        </draw:line>
        <draw:frame draw:style-name="gr5" draw:text-style-name="P6" draw:layer="layout" svg:width="20.1cm" svg:height="0.729cm" svg:x="0.1cm" svg:y="13.6cm">
          <draw:text-box>
            <text:p><text:span text:style-name="T6">LAUNCH FILES </text:span><text:span text:style-name="T7">(</text:span><text:span text:style-name="T4">replace ant_ by at_ or agv_ accordingly). These are HH+IRI internal </text:span><text:span text:style-name="T8">milestones</text:span><text:span text:style-name="T4"> for the coming months (June'15-Dec'15)</text:span></text:p>
          </draw:text-box>
        </draw:frame>
        <draw:line draw:style-name="gr8" draw:text-style-name="P1" draw:layer="layout" svg:x1="0.4cm" svg:y1="14.7cm" svg:x2="2.8cm" svg:y2="14.7cm">
          <text:p/>
        </draw:line>
        <draw:frame draw:style-name="gr9" draw:text-style-name="P4" draw:layer="layout" svg:width="6.749cm" svg:height="0.573cm" svg:x="2.6cm" svg:y="14.427cm">
          <draw:text-box>
            <text:p><text:span text:style-name="T4">ant_description/launch/ant_display.launch</text:span></text:p>
          </draw:text-box>
        </draw:frame>
        <draw:frame draw:style-name="gr9" draw:text-style-name="P4" draw:layer="layout" svg:width="6.749cm" svg:height="0.573cm" svg:x="0.152cm" svg:y="14.928cm">
          <draw:text-box>
            <text:p><text:span text:style-name="T4">ant_tests_sim/launch/ant_sim_01_drive.launch</text:span></text:p>
          </draw:text-box>
        </draw:frame>
        <draw:line draw:style-name="gr8" draw:text-style-name="P1" draw:layer="layout" svg:x1="6.4cm" svg:y1="15.2cm" svg:x2="14.2cm" svg:y2="15.2cm">
          <text:p/>
        </draw:line>
        <draw:frame draw:style-name="gr9" draw:text-style-name="P4" draw:layer="layout" svg:width="6.749cm" svg:height="0.573cm" svg:x="0.152cm" svg:y="15.454cm">
          <draw:text-box>
            <text:p><text:span text:style-name="T4">ant_tests_sim/launch/ant_sim_02_tele_op.launch</text:span></text:p>
          </draw:text-box>
        </draw:frame>
        <draw:line draw:style-name="gr8" draw:text-style-name="P1" draw:layer="layout" svg:x1="6.8cm" svg:y1="15.726cm" svg:x2="17cm" svg:y2="15.726cm">
          <text:p/>
        </draw:line>
        <draw:frame draw:style-name="gr9" draw:text-style-name="P4" draw:layer="layout" svg:width="8.048cm" svg:height="0.573cm" svg:x="0.152cm" svg:y="15.954cm">
          <draw:text-box>
            <text:p><text:span text:style-name="T4">ant_tests_sim/launch/ant_sim_03_local_goal.launch</text:span></text:p>
          </draw:text-box>
        </draw:frame>
        <draw:line draw:style-name="gr8" draw:text-style-name="P1" draw:layer="layout" svg:x1="7.1cm" svg:y1="16.3cm" svg:x2="14.2cm" svg:y2="16.3cm">
          <text:p/>
        </draw:line>
        <draw:frame draw:style-name="gr9" draw:text-style-name="P4" draw:layer="layout" svg:width="9.448cm" svg:height="0.573cm" svg:x="0.152cm" svg:y="16.467cm">
          <draw:text-box>
            <text:p><text:span text:style-name="T4">ant_tests_sim/launch/ant_sim_04_local_perception_tele_op.launch</text:span></text:p>
          </draw:text-box>
        </draw:frame>
        <draw:line draw:style-name="gr8" draw:text-style-name="P1" draw:layer="layout" svg:x1="9cm" svg:y1="16.8cm" svg:x2="17cm" svg:y2="16.8cm">
          <text:p/>
        </draw:line>
        <draw:frame draw:style-name="gr9" draw:text-style-name="P4" draw:layer="layout" svg:width="8.848cm" svg:height="0.573cm" svg:x="0.152cm" svg:y="16.979cm">
          <draw:text-box>
            <text:p><text:span text:style-name="T4">ant_tests_sim/launch/ant_sim_05_local_navigation_full.launch</text:span></text:p>
          </draw:text-box>
        </draw:frame>
        <draw:line draw:style-name="gr8" draw:text-style-name="P1" draw:layer="layout" svg:x1="8.4cm" svg:y1="17.3cm" svg:x2="14.2cm" svg:y2="17.3cm">
          <text:p/>
        </draw:line>
        <draw:line draw:style-name="gr10" draw:text-style-name="P1" draw:layer="layout" svg:x1="17cm" svg:y1="16.8cm" svg:x2="20cm" svg:y2="16.8cm">
          <text:p/>
        </draw:line>
        <draw:line draw:style-name="gr11" draw:text-style-name="P1" draw:layer="layout" svg:x1="19.9cm" svg:y1="16.8cm" svg:x2="22.4cm" svg:y2="16.8cm">
          <text:p/>
        </draw:line>
        <draw:frame draw:style-name="gr9" draw:text-style-name="P4" draw:layer="layout" svg:width="8.048cm" svg:height="0.573cm" svg:x="0.152cm" svg:y="17.491cm">
          <draw:text-box>
            <text:p><text:span text:style-name="T4">ant_tests_sim/launch/ant_sim_06_slam_tele_op.launch</text:span></text:p>
          </draw:text-box>
        </draw:frame>
        <draw:line draw:style-name="gr8" draw:text-style-name="P1" draw:layer="layout" svg:x1="7.4cm" svg:y1="17.8cm" svg:x2="17cm" svg:y2="17.8cm">
          <text:p/>
        </draw:line>
        <draw:line draw:style-name="gr10" draw:text-style-name="P1" draw:layer="layout" svg:x1="17cm" svg:y1="17.8cm" svg:x2="25.2cm" svg:y2="17.8cm">
          <text:p/>
        </draw:line>
        <draw:frame draw:style-name="gr9" draw:text-style-name="P4" draw:layer="layout" svg:width="13.448cm" svg:height="0.573cm" svg:x="2.552cm" svg:y="19.927cm">
          <draw:text-box>
            <text:p><text:span text:style-name="T4">Further tests can be added. Please update this document, commit it and mail concerned people.</text:span></text:p>
          </draw:text-box>
        </draw:frame>
        <draw:frame draw:style-name="gr9" draw:text-style-name="P4" draw:layer="layout" svg:width="10.047cm" svg:height="0.573cm" svg:x="0.153cm" svg:y="17.992cm">
          <draw:text-box>
            <text:p><text:span text:style-name="T4">ant_tests_sim/launch/ant_sim_07_local_perception_slam_tele_op.launch</text:span></text:p>
          </draw:text-box>
        </draw:frame>
        <draw:line draw:style-name="gr8" draw:text-style-name="P1" draw:layer="layout" svg:x1="9.6cm" svg:y1="18.3cm" svg:x2="17cm" svg:y2="18.3cm">
          <text:p/>
        </draw:line>
        <draw:line draw:style-name="gr10" draw:text-style-name="P1" draw:layer="layout" svg:x1="16.95cm" svg:y1="18.3cm" svg:x2="25.175cm" svg:y2="18.3cm">
          <text:p/>
        </draw:line>
        <draw:frame draw:style-name="gr9" draw:text-style-name="P4" draw:layer="layout" svg:width="10.047cm" svg:height="0.573cm" svg:x="0.154cm" svg:y="18.593cm">
          <draw:text-box>
            <text:p><text:span text:style-name="T4">ant_tests_sim/launch/ant_sim_08_global_navigation_full.launch</text:span></text:p>
          </draw:text-box>
        </draw:frame>
        <draw:frame draw:style-name="gr9" draw:text-style-name="P4" draw:layer="layout" svg:width="10.047cm" svg:height="0.573cm" svg:x="0.154cm" svg:y="19.194cm">
          <draw:text-box>
            <text:p><text:span text:style-name="T4">ant_tests_sim/launch/ant_sim_09_operation_full.launch</text:span></text:p>
          </draw:text-box>
        </draw:frame>
        <draw:line draw:style-name="gr10" draw:text-style-name="P1" draw:layer="layout" svg:x1="14.2cm" svg:y1="16.3cm" svg:x2="17cm" svg:y2="16.3cm">
          <text:p/>
        </draw:line>
        <draw:line draw:style-name="gr11" draw:text-style-name="P1" draw:layer="layout" svg:x1="16.875cm" svg:y1="16.3cm" svg:x2="20cm" svg:y2="16.3cm">
          <text:p/>
        </draw:line>
        <draw:line draw:style-name="gr10" draw:text-style-name="P1" draw:layer="layout" svg:x1="14.175cm" svg:y1="17.3cm" svg:x2="16.975cm" svg:y2="17.3cm">
          <text:p/>
        </draw:line>
        <draw:line draw:style-name="gr11" draw:text-style-name="P1" draw:layer="layout" svg:x1="16.851cm" svg:y1="17.3cm" svg:x2="22.4cm" svg:y2="17.3cm">
          <text:p/>
        </draw:line>
        <draw:line draw:style-name="gr8" draw:text-style-name="P1" draw:layer="layout" svg:x1="8.6cm" svg:y1="18.9cm" svg:x2="14.175cm" svg:y2="18.9cm">
          <text:p/>
        </draw:line>
        <draw:line draw:style-name="gr10" draw:text-style-name="P1" draw:layer="layout" svg:x1="14.15cm" svg:y1="18.9cm" svg:x2="16.95cm" svg:y2="18.9cm">
          <text:p/>
        </draw:line>
        <draw:line draw:style-name="gr11" draw:text-style-name="P1" draw:layer="layout" svg:x1="16.826cm" svg:y1="18.9cm" svg:x2="25.2cm" svg:y2="18.9cm">
          <text:p/>
        </draw:line>
        <draw:line draw:style-name="gr8" draw:text-style-name="P1" draw:layer="layout" svg:x1="7.4cm" svg:y1="19.5cm" svg:x2="14.15cm" svg:y2="19.5cm">
          <text:p/>
        </draw:line>
        <draw:line draw:style-name="gr10" draw:text-style-name="P1" draw:layer="layout" svg:x1="14.125cm" svg:y1="19.5cm" svg:x2="16.925cm" svg:y2="19.5cm">
          <text:p/>
        </draw:line>
        <draw:line draw:style-name="gr11" draw:text-style-name="P1" draw:layer="layout" svg:x1="16.801cm" svg:y1="19.5cm" svg:x2="27.4cm" svg:y2="19.5cm">
          <text:p/>
        </draw:line>
        <draw:line draw:style-name="gr12" draw:text-style-name="P1" draw:layer="layout" svg:x1="2.9cm" svg:y1="4.1cm" svg:x2="6cm" svg:y2="4.1cm">
          <text:p/>
        </draw:line>
        <draw:line draw:style-name="gr12" draw:text-style-name="P1" draw:layer="layout" svg:x1="4.4cm" svg:y1="5.3cm" svg:x2="4.4cm" svg:y2="4.1cm">
          <text:p/>
        </draw:line>
        <draw:line draw:style-name="gr12" draw:text-style-name="P1" draw:layer="layout" svg:x1="8.4cm" svg:y1="3.3cm" svg:x2="9.3cm" svg:y2="3.3cm">
          <text:p/>
        </draw:line>
        <draw:line draw:style-name="gr12" draw:text-style-name="P1" draw:layer="layout" svg:x1="8.395cm" svg:y1="4.9cm" svg:x2="9.295cm" svg:y2="4.9cm">
          <text:p/>
        </draw:line>
        <draw:line draw:style-name="gr12" draw:text-style-name="P1" draw:layer="layout" svg:x1="8.39cm" svg:y1="7.7cm" svg:x2="9.29cm" svg:y2="7.7cm">
          <text:p/>
        </draw:line>
        <draw:line draw:style-name="gr12" draw:text-style-name="P1" draw:layer="layout" svg:x1="8.385cm" svg:y1="9.9cm" svg:x2="9.285cm" svg:y2="9.9cm">
          <text:p/>
        </draw:line>
        <draw:line draw:style-name="gr12" draw:text-style-name="P1" draw:layer="layout" svg:x1="11.1cm" svg:y1="3.2cm" svg:x2="18.4cm" svg:y2="3.2cm">
          <text:p/>
        </draw:line>
        <draw:frame draw:style-name="gr13" draw:text-style-name="P8" draw:layer="layout" svg:width="2cm" svg:height="0.493cm" svg:x="16.8cm" svg:y="2.807cm">
          <draw:text-box>
            <text:p text:style-name="P7"><text:span text:style-name="T9">Ground Truth</text:span></text:p>
          </draw:text-box>
        </draw:frame>
        <draw:connector draw:style-name="gr14" draw:text-style-name="P1" draw:layer="layout" draw:line-skew="0.1cm" svg:x1="11.1cm" svg:y1="4.9cm" svg:x2="17.5cm" svg:y2="6.05cm" draw:start-shape="id1" draw:start-glue-point="1" draw:end-shape="id2" draw:end-glue-point="3" svg:d="M11100 4900h3300v1150h3100" svg:viewBox="0 0 6401 1151">
          <text:p/>
        </draw:connector>
        <draw:connector draw:style-name="gr14" draw:text-style-name="P1" draw:layer="layout" draw:line-skew="-2.65cm" svg:x1="11.1cm" svg:y1="4.9cm" svg:x2="23cm" svg:y2="3.699cm" draw:start-shape="id1" draw:start-glue-point="1" draw:end-shape="id3" svg:d="M11100 4900h3300v-1201h8600" svg:viewBox="0 0 11901 1202">
          <text:p/>
        </draw:connector>
        <draw:custom-shape draw:style-name="gr15" draw:text-style-name="P9" draw:layer="layout" svg:width="1.8cm" svg:height="1cm" svg:x="9.3cm" svg:y="5.6cm">
          <text:p text:style-name="P1"><text:span text:style-name="T10">ant_radars</text:span></text:p>
          <text:p text:style-name="P1"><text:span text:style-name="T11">(TO DO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1.1cm" svg:y1="4.9cm" svg:x2="20.3cm" svg:y2="4.9cm" draw:start-shape="id1" draw:start-glue-point="1" draw:end-shape="id4" draw:end-glue-point="3" svg:d="M11100 4900h9200" svg:viewBox="0 0 9201 1">
          <text:p/>
        </draw:connector>
        <draw:line draw:style-name="gr16" draw:text-style-name="P1" xml:id="id6" draw:id="id6" draw:layer="layout" svg:x1="16.4cm" svg:y1="6.3cm" svg:x2="17.5cm" svg:y2="6.3cm">
          <text:p/>
        </draw:line>
        <draw:line draw:style-name="gr16" draw:text-style-name="P1" xml:id="id7" draw:id="id7" draw:layer="layout" svg:x1="19.2cm" svg:y1="5.2cm" svg:x2="20.3cm" svg:y2="5.2cm">
          <text:p/>
        </draw:line>
        <draw:line draw:style-name="gr16" draw:text-style-name="P1" xml:id="id8" draw:id="id8" draw:layer="layout" svg:x1="21.9cm" svg:y1="3.9cm" svg:x2="23cm" svg:y2="3.9cm">
          <text:p/>
        </draw:line>
        <draw:connector draw:style-name="gr17" draw:text-style-name="P1" draw:layer="layout" draw:line-skew="-0.046cm" svg:x1="14.1cm" svg:y1="7.55cm" svg:x2="16.4cm" svg:y2="6.3cm" draw:start-shape="id5" draw:start-glue-point="1" draw:end-shape="id6" draw:end-glue-point="3" svg:d="M14100 7550h1100v-1250h1200" svg:viewBox="0 0 2301 1251">
          <text:p/>
        </draw:connector>
        <draw:connector draw:style-name="gr17" draw:text-style-name="P1" draw:layer="layout" draw:line-skew="-1.195cm" svg:x1="14.1cm" svg:y1="7.55cm" svg:x2="19.2cm" svg:y2="5.2cm" draw:end-shape="id7" draw:end-glue-point="3" svg:d="M14100 7550h1100v-2350h4000" svg:viewBox="0 0 5101 2351">
          <text:p/>
        </draw:connector>
        <draw:connector draw:style-name="gr17" draw:text-style-name="P1" draw:layer="layout" draw:line-skew="-2.545cm" svg:x1="14.1cm" svg:y1="7.55cm" svg:x2="21.9cm" svg:y2="3.9cm" draw:end-shape="id8" draw:end-glue-point="3" svg:d="M14100 7550h1100v-3650h6700" svg:viewBox="0 0 7801 3651">
          <text:p/>
        </draw:connector>
        <draw:connector draw:style-name="gr18" draw:text-style-name="P1" draw:layer="layout" svg:x1="18.7cm" svg:y1="6.6cm" svg:x2="18.7cm" svg:y2="8.2cm" draw:start-shape="id2" draw:start-glue-point="2" draw:end-shape="id9" draw:end-glue-point="0" svg:d="M18700 6600v1600" svg:viewBox="0 0 1 1601">
          <text:p/>
        </draw:connector>
        <draw:connector draw:style-name="gr18" draw:text-style-name="P1" draw:layer="layout" svg:x1="21.4cm" svg:y1="5.45cm" svg:x2="18.7cm" svg:y2="8.195cm" draw:start-shape="id4" draw:start-glue-point="2" svg:d="M21400 5450v1623h-2700v1122" svg:viewBox="0 0 2701 2746">
          <text:p/>
        </draw:connector>
        <draw:connector draw:style-name="gr18" draw:text-style-name="P1" draw:layer="layout" svg:x1="22.6cm" svg:y1="8.85cm" svg:x2="19.9cm" svg:y2="8.85cm" draw:start-shape="id10" draw:start-glue-point="3" draw:end-shape="id9" draw:end-glue-point="1" svg:d="M22600 8850h-2700" svg:viewBox="0 0 2701 1">
          <text:p/>
        </draw:connector>
        <draw:connector draw:style-name="gr18" draw:text-style-name="P1" draw:layer="layout" svg:x1="23.95cm" svg:y1="4.3cm" svg:x2="23.65cm" svg:y2="8.2cm" draw:start-shape="id3" draw:start-glue-point="2" draw:end-shape="id10" draw:end-glue-point="0" svg:d="M23950 4300v1950h-300v1950" svg:viewBox="0 0 301 3901">
          <text:p/>
        </draw:connector>
        <draw:connector draw:style-name="gr18" draw:text-style-name="P1" draw:layer="layout" svg:x1="23.95cm" svg:y1="4.3cm" svg:x2="26.5cm" svg:y2="8.2cm" draw:start-shape="id3" draw:start-glue-point="2" draw:end-shape="id11" draw:end-glue-point="0" svg:d="M23950 4300v1950h2550v1950" svg:viewBox="0 0 2551 3901">
          <text:p/>
        </draw:connector>
        <draw:connector draw:style-name="gr18" draw:text-style-name="P1" draw:layer="layout" svg:x1="25.4cm" svg:y1="8.85cm" svg:x2="24.7cm" svg:y2="8.85cm" draw:start-shape="id11" draw:start-glue-point="3" draw:end-shape="id10" draw:end-glue-point="1" svg:d="M25400 8850h-700" svg:viewBox="0 0 701 1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0:09:04.156647170</meta:creation-date>
    <dc:date>2015-06-19T12:34:32.763486976</dc:date>
    <meta:editing-duration>PT1H27M14S</meta:editing-duration>
    <meta:editing-cycles>13</meta:editing-cycles>
    <meta:generator>LibreOffice/4.2.8.2$Linux_X86_64 LibreOffice_project/420m0$Build-2</meta:generator>
    <meta:print-date>2015-06-19T11:26:41.452153086</meta:print-date>
    <meta:document-statistic meta:object-count="109"/>
  </office:meta>
</office:document-meta>
</file>